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1" svg:font-family="'Droid Sans Mono', monospace"/>
    <style:font-face style:name="Lohit Devanagari2" svg:font-family="'Lohit Devanagari'"/>
    <style:font-face style:name="Fira Mono2" svg:font-family="'Fira Mono'" style:font-pitch="fixed"/>
    <style:font-face style:name="Fira Mono1" svg:font-family="'Fira Mono'" style:font-adornments="Light" style:font-pitch="fixed"/>
    <style:font-face style:name="Liberation Mono2" svg:font-family="'Liberation Mono', 'Courier New'" style:font-family-generic="modern" style:font-pitch="fixed"/>
    <style:font-face style:name="Droid Sans Mono" svg:font-family="'Droid Sans Mono', monospace" style:font-pitch="variable"/>
    <style:font-face style:name="Fira Code" svg:font-family="'Fira Code'" style:font-pitch="variable"/>
    <style:font-face style:name="Fira Code1" svg:font-family="'Fira Code'" style:font-adornments="Light" style:font-pitch="variable"/>
    <style:font-face style:name="Fira Mono" svg:font-family="'Fira Mono'" style:font-adornments="Light" style:font-pitch="variable"/>
    <style:font-face style:name="Fira Sans Light5" svg:font-family="'Fira Sans Light'" style:font-pitch="variable"/>
    <style:font-face style:name="Fira Sans Light4" svg:font-family="'Fira Sans Light'" style:font-adornments="Light" style:font-pitch="variable"/>
    <style:font-face style:name="Gayathri" svg:font-family="Gayathri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Fira Sans Light" svg:font-family="'Fira Sans Light'" style:font-family-generic="roman" style:font-pitch="variable"/>
    <style:font-face style:name="Fira Sans Light1" svg:font-family="'Fira Sans Light'" style:font-adornments="Light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 Light3" svg:font-family="'Fira Sans Light'" style:font-family-generic="swiss" style:font-pitch="variable"/>
    <style:font-face style:name="Fira Sans Light2" svg:font-family="'Fira Sans Light'" style:font-adornments="Light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4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4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47cm" fo:min-width="1.836cm"/>
    </style:style>
    <style:style style:name="gr5" style:family="graphic" style:parent-style-name="standard">
      <style:graphic-properties draw:textarea-horizontal-align="justify" draw:textarea-vertical-align="middle" draw:auto-grow-height="false" fo:min-height="1.906cm" fo:min-width="3.1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6cm" fo:min-width="2.88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22cm" fo:min-width="1.78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1.57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1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2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1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23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38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07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42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15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18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4.322cm" fo:min-width="7.62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56cm" fo:min-width="6.86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29cm" fo:min-width="6.104cm"/>
      <style:paragraph-properties style:writing-mode="lr-tb"/>
    </style:style>
    <style:style style:name="gr24" style:family="graphic" style:parent-style-name="objectwithoutfill">
      <style:graphic-properties draw:stroke="solid" draw:stroke-dash="Long_20_Dot" draw:marker-start="Arrow" draw:fill="none" draw:textarea-vertical-align="middle"/>
    </style:style>
    <style:style style:name="gr25" style:family="graphic" style:parent-style-name="standard">
      <style:graphic-properties draw:stroke="none" draw:fill="none" fo:min-height="0.675cm"/>
      <style:paragraph-properties style:writing-mode="lr-tb"/>
    </style:style>
    <style:style style:name="gr26" style:family="graphic" style:parent-style-name="standard">
      <style:graphic-properties draw:stroke="none" draw:fill="none" fo:min-height="2.441cm"/>
      <style:paragraph-properties style:writing-mode="lr-tb"/>
    </style:style>
    <style:style style:name="gr27" style:family="graphic" style:parent-style-name="standard">
      <style:graphic-properties draw:stroke="none" draw:fill="none" fo:min-height="4.869cm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5.068cm"/>
      <style:paragraph-properties style:writing-mode="lr-tb"/>
    </style:style>
    <style:style style:name="pr1" style:family="presentation" style:parent-style-name="Default-subtitle">
      <style:graphic-properties draw:fill-color="#ffffff" fo:min-height="14.35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Gayathri"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style:font-name="Fira Sans Light3" fo:font-size="22pt" style:font-size-asian="22pt" style:font-size-complex="22pt"/>
    </style:style>
    <style:style style:name="P5" style:family="paragraph">
      <style:paragraph-properties style:writing-mode="lr-tb"/>
      <style:text-properties style:font-name="Fira Sans Light3"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style:font-name="Fira Code"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Fira Code"/>
    </style:style>
    <style:style style:name="P12" style:family="paragraph">
      <loext:graphic-properties draw:fill="none" draw:fill-color="#ffffff"/>
      <style:paragraph-properties style:writing-mode="lr-tb"/>
      <style:text-properties fo:color="#e8f2a1" style:font-name="Fira Code" fo:font-size="13pt" style:font-size-asian="13pt" style:font-size-complex="13pt"/>
    </style:style>
    <style:style style:name="P13" style:family="paragraph">
      <loext:graphic-properties draw:fill="none" draw:fill-color="#ffffff"/>
      <style:paragraph-properties style:writing-mode="lr-tb"/>
      <style:text-properties fo:color="#77bc65" style:font-name="Fira Code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margin-top="0.499cm" fo:margin-bottom="0cm"/>
    </style:style>
    <style:style style:name="P18" style:family="paragraph">
      <style:paragraph-properties fo:margin-left="0cm" fo:margin-right="0cm" fo:margin-top="0.399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0" style:family="paragraph">
      <style:paragraph-properties style:line-height-at-least="0.503cm"/>
    </style:style>
    <style:style style:name="P21" style:family="paragraph">
      <style:paragraph-properties fo:margin-left="0cm" fo:margin-right="0cm" fo:margin-top="0cm" fo:margin-bottom="0cm" style:line-height-at-least="0.503cm" fo:text-indent="0cm"/>
    </style:style>
    <style:style style:name="P22" style:family="paragraph">
      <loext:graphic-properties draw:fill="none"/>
      <style:paragraph-properties style:line-height-at-least="0.503cm" style:writing-mode="lr-tb"/>
      <style:text-properties style:font-name="Fira Code" fo:font-size="13pt" style:font-size-asian="13pt" style:font-name-complex="Droid Sans Mono1" style:font-size-complex="13pt"/>
    </style:style>
    <style:style style:name="P23" style:family="paragraph">
      <loext:graphic-properties draw:fill="none"/>
      <style:paragraph-properties fo:margin-left="0cm" fo:margin-right="0cm" fo:margin-top="0cm" fo:margin-bottom="0cm" style:line-height-at-least="0.503cm" fo:text-indent="0cm" style:writing-mode="lr-tb"/>
      <style:text-properties style:font-name="Fira Code" fo:font-size="13pt" style:font-size-asian="13pt" style:font-name-complex="Droid Sans Mono1" style:font-size-complex="13pt"/>
    </style:style>
    <style:style style:name="T1" style:family="text">
      <style:text-properties style:font-name="Gayathri" fo:font-size="40pt" style:font-size-asian="40pt" style:font-size-complex="40pt"/>
    </style:style>
    <style:style style:name="T2" style:family="text">
      <style:text-properties fo:color="#b8c4cc" style:font-name="Fira Sans" fo:font-size="14pt" style:font-size-asian="14pt" style:font-size-complex="14pt"/>
    </style:style>
    <style:style style:name="T3" style:family="text">
      <style:text-properties style:font-name="Fira Sans Light3" fo:font-size="22pt" style:font-size-asian="22pt" style:font-size-complex="22pt"/>
    </style:style>
    <style:style style:name="T4" style:family="text">
      <style:text-properties style:font-name="Fira Sans Light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style:font-name="Fira Sans Light3"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Fira Sans Light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ff6d6d" style:font-name="Fira Sans Light3" fo:font-size="20pt" style:font-size-asian="20pt" style:font-size-complex="20pt"/>
    </style:style>
    <style:style style:name="T9" style:family="text">
      <style:text-properties fo:color="#d4ea6b" style:font-name="Fira Sans Light3" fo:font-size="20pt" style:font-size-asian="20pt" style:font-size-complex="20pt"/>
    </style:style>
    <style:style style:name="T10" style:family="text">
      <style:text-properties style:font-name="Fira Code" fo:font-size="12pt" style:font-size-asian="12pt" style:font-size-complex="12pt"/>
    </style:style>
    <style:style style:name="T11" style:family="text">
      <style:text-properties style:font-name="Fira Mono2" fo:font-size="12pt" style:font-size-asian="12pt" style:font-size-complex="1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ira Code" fo:font-size="12pt" fo:font-style="normal" fo:text-shadow="none" style:text-underline-style="none" fo:font-weight="250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729fcf" style:font-name="Fira Code" fo:font-size="12pt" style:font-size-asian="12pt" style:font-size-complex="12pt"/>
    </style:style>
    <style:style style:name="T14" style:family="text">
      <style:text-properties fo:color="#bf819e" style:font-name="Fira Code" fo:font-size="12pt" style:font-size-asian="12pt" style:font-size-complex="12pt"/>
    </style:style>
    <style:style style:name="T15" style:family="text">
      <style:text-properties style:font-name="Fira Code" fo:font-size="16pt" style:font-size-asian="16pt" style:font-size-complex="16pt"/>
    </style:style>
    <style:style style:name="T16" style:family="text">
      <style:text-properties fo:color="#729fcf" style:font-name="Fira Code" fo:font-size="16pt" style:font-size-asian="16pt" style:font-size-complex="16pt"/>
    </style:style>
    <style:style style:name="T17" style:family="text">
      <style:text-properties fo:color="#bf819e" style:font-name="Fira Code" fo:font-size="16pt" style:font-size-asian="16pt" style:font-size-complex="16pt"/>
    </style:style>
    <style:style style:name="T18" style:family="text">
      <style:text-properties fo:color="#729fcf" style:font-name="Fira Code" fo:font-size="20pt" style:font-size-asian="20pt" style:font-size-complex="20pt"/>
    </style:style>
    <style:style style:name="T19" style:family="text">
      <style:text-properties fo:color="#bf819e" style:font-name="Fira Code" fo:font-size="20pt" style:font-size-asian="20pt" style:font-size-complex="20pt"/>
    </style:style>
    <style:style style:name="T20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style="italic" style:font-size-asian="16pt" style:font-style-asian="italic" style:font-size-complex="16pt" style:font-style-complex="italic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normal" style:font-size-asian="16pt" style:font-weight-asian="normal" style:font-size-complex="16pt" style:font-weight-complex="normal"/>
    </style:style>
    <style:style style:name="T24" style:family="text">
      <style:text-properties style:font-name="Fira Sans Light3" fo:font-size="16pt" style:font-size-asian="16pt" style:font-size-complex="16pt"/>
    </style:style>
    <style:style style:name="T25" style:family="text">
      <style:text-properties style:font-name="Fira Code" fo:font-size="15pt" style:font-size-asian="15pt" style:font-size-complex="15pt"/>
    </style:style>
    <style:style style:name="T26" style:family="text">
      <style:text-properties fo:color="#bbe33d" style:font-name="Fira Code" fo:font-size="14pt" style:font-size-asian="14pt" style:font-size-complex="14pt"/>
    </style:style>
    <style:style style:name="T27" style:family="text">
      <style:text-properties fo:color="#ffd428" style:font-name="Fira Code" fo:font-size="14pt" style:font-size-asian="14pt" style:font-size-complex="14pt"/>
    </style:style>
    <style:style style:name="T28" style:family="text">
      <style:text-properties fo:color="#ff860d" style:font-name="Fira Code" fo:font-size="14pt" style:font-size-asian="14pt" style:font-size-complex="14pt"/>
    </style:style>
    <style:style style:name="T29" style:family="text">
      <style:text-properties style:font-name="Fira Code" fo:font-size="14pt" style:font-size-asian="14pt" style:font-size-complex="14pt"/>
    </style:style>
    <style:style style:name="T30" style:family="text">
      <style:text-properties style:font-name="Fira Sans Light3" fo:font-size="15pt" style:font-size-asian="15pt" style:font-size-complex="15pt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ira Sans Light3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style:font-name="Fira Code" fo:font-size="13pt" style:font-size-asian="13pt" style:font-size-complex="13pt"/>
    </style:style>
    <style:style style:name="T34" style:family="text">
      <style:text-properties fo:color="#bbe33d" style:font-name="Fira Code" fo:font-size="13pt" style:font-size-asian="13pt" style:font-size-complex="13pt"/>
    </style:style>
    <style:style style:name="T35" style:family="text">
      <style:text-properties fo:color="#ffd428" style:font-name="Fira Code" fo:font-size="13pt" style:font-size-asian="13pt" style:font-size-complex="13pt"/>
    </style:style>
    <style:style style:name="T36" style:family="text">
      <style:text-properties fo:color="#ff860d" style:font-name="Fira Code" fo:font-size="13pt" style:font-size-asian="13pt" style:font-size-complex="13pt"/>
    </style:style>
    <style:style style:name="T37" style:family="text">
      <style:text-properties style:font-name="Fira Sans Light3" fo:font-size="18pt" style:font-size-asian="18pt" style:font-size-complex="18pt"/>
    </style:style>
    <style:style style:name="T38" style:family="text">
      <style:text-properties fo:color="#bbe33d" style:font-name="Fira Code" fo:font-size="15pt" style:font-size-asian="15pt" style:font-size-complex="15pt"/>
    </style:style>
    <style:style style:name="T39" style:family="text">
      <style:text-properties fo:font-variant="normal" fo:text-transform="none" fo:color="#ffd428" style:text-outline="false" style:text-line-through-style="none" style:text-line-through-type="none" style:text-position="0% 100%" style:font-name="Fira Code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ira Code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color="#ff860d" style:font-name="Fira Code" fo:font-size="15pt" style:font-size-asian="15pt" style:font-size-complex="15pt"/>
    </style:style>
    <style:style style:name="T42" style:family="text">
      <style:text-properties fo:color="#569cd6" style:font-name="Fira Code" fo:font-size="13pt" style:font-size-asian="13pt" style:font-name-complex="Droid Sans Mono1" style:font-size-complex="13pt"/>
    </style:style>
    <style:style style:name="T43" style:family="text">
      <style:text-properties fo:color="#d4d4d4" style:font-name="Fira Code" fo:font-size="13pt" style:font-size-asian="13pt" style:font-name-complex="Droid Sans Mono1" style:font-size-complex="13pt"/>
    </style:style>
    <style:style style:name="T44" style:family="text">
      <style:text-properties fo:color="#4ec9b0" style:font-name="Fira Code" fo:font-size="13pt" style:font-size-asian="13pt" style:font-name-complex="Droid Sans Mono1" style:font-size-complex="13pt"/>
    </style:style>
    <style:style style:name="T45" style:family="text">
      <style:text-properties fo:color="#bbe33d" style:font-name="Fira Code" fo:font-size="13pt" style:font-size-asian="13pt" style:font-name-complex="Droid Sans Mono1" style:font-size-complex="13pt"/>
    </style:style>
    <style:style style:name="T46" style:family="text">
      <style:text-properties fo:color="#ffd428" style:font-name="Fira Code" fo:font-size="14pt" fo:font-weight="normal" style:font-size-asian="14pt" style:font-name-complex="Droid Sans Mono1" style:font-size-complex="14pt"/>
    </style:style>
    <style:style style:name="T47" style:family="text">
      <style:text-properties fo:color="#ff860d" style:font-name="Fira Code" fo:font-size="13pt" fo:background-color="transparent" style:font-size-asian="13pt" style:font-name-complex="Droid Sans Mono1" style:font-size-complex="13pt"/>
    </style:style>
    <style:style style:name="T48" style:family="text">
      <style:text-properties fo:color="#4fc1ff" style:font-name="Fira Code" fo:font-size="13pt" style:font-size-asian="13pt" style:font-name-complex="Droid Sans Mono1" style:font-size-complex="13pt"/>
    </style:style>
    <style:style style:name="T49" style:family="text">
      <style:text-properties fo:color="#ff860d" style:font-name="Fira Code" fo:font-size="13pt" style:font-size-asian="13pt" style:font-name-complex="Droid Sans Mono1" style:font-size-complex="13pt"/>
    </style:style>
    <style:style style:name="T50" style:family="text">
      <style:text-properties fo:color="#ffd428" style:font-name="Fira Code" fo:font-size="13pt" style:font-size-asian="13pt" style:font-name-complex="Droid Sans Mono1" style:font-size-complex="13pt"/>
    </style:style>
    <style:style style:name="T51" style:family="text">
      <style:text-properties fo:font-variant="normal" fo:text-transform="none" fo:color="#4fc1ff" style:text-outline="false" style:text-line-through-style="none" style:text-line-through-type="none" style:font-name="Fira Code" fo:font-size="13pt" fo:font-style="normal" fo:text-shadow="none" style:text-underline-style="none" fo:font-weight="250" style:letter-kerning="true" style:font-name-asian="Noto Sans CJK SC" style:font-size-asian="13pt" style:font-style-asian="normal" style:font-weight-asian="normal" style:font-name-complex="Droid Sa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d4d4d4" style:text-outline="false" style:text-line-through-style="none" style:text-line-through-type="none" style:font-name="Fira Code" fo:font-size="13pt" fo:font-style="normal" fo:text-shadow="none" style:text-underline-style="none" fo:font-weight="250" style:letter-kerning="true" style:font-name-asian="Noto Sans CJK SC" style:font-size-asian="13pt" style:font-style-asian="normal" style:font-weight-asian="normal" style:font-name-complex="Droid Sa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4ec9b0" style:text-outline="false" style:text-line-through-style="none" style:text-line-through-type="none" style:font-name="Fira Code" fo:font-size="13pt" fo:font-style="normal" fo:text-shadow="none" style:text-underline-style="none" fo:font-weight="250" style:letter-kerning="true" style:font-name-asian="Noto Sans CJK SC" style:font-size-asian="13pt" style:font-style-asian="normal" style:font-weight-asian="normal" style:font-name-complex="Droid Sa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bbe33d" style:text-outline="false" style:text-line-through-style="none" style:text-line-through-type="none" style:font-name="Fira Code" fo:font-size="13pt" fo:font-style="normal" fo:text-shadow="none" style:text-underline-style="none" fo:font-weight="250" style:letter-kerning="true" style:font-name-asian="Noto Sans CJK SC" style:font-size-asian="13pt" style:font-style-asian="normal" style:font-weight-asian="normal" style:font-name-complex="Droid Sa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Fira Code" fo:font-size="13pt" fo:font-style="normal" fo:text-shadow="none" style:text-underline-style="none" fo:font-weight="250" style:letter-kerning="true" style:font-name-asian="Noto Sans CJK SC" style:font-size-asian="13pt" style:font-style-asian="normal" style:font-weight-asian="normal" style:font-name-complex="Droid Sa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569cd6" style:text-outline="false" style:text-line-through-style="none" style:text-line-through-type="none" style:font-name="Fira Code" fo:font-size="13pt" fo:font-style="normal" fo:text-shadow="none" style:text-underline-style="none" fo:font-weight="250" style:letter-kerning="true" style:font-name-asian="Noto Sans CJK SC" style:font-size-asian="13pt" style:font-style-asian="normal" style:font-weight-asian="normal" style:font-name-complex="Droid Sa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860d" style:text-outline="false" style:text-line-through-style="none" style:text-line-through-type="none" style:font-name="Fira Code" fo:font-size="13pt" fo:font-style="normal" fo:text-shadow="none" style:text-underline-style="none" fo:font-weight="250" style:letter-kerning="true" style:font-name-asian="Noto Sans CJK SC" style:font-size-asian="13pt" style:font-style-asian="normal" style:font-weight-asian="normal" style:font-name-complex="Droid Sa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d428" style:text-outline="false" style:text-line-through-style="none" style:text-line-through-type="none" style:font-name="Fira Code" fo:font-size="13pt" fo:font-style="normal" fo:text-shadow="none" style:text-underline-style="none" fo:font-weight="250" style:letter-kerning="true" style:font-name-asian="Noto Sans CJK SC" style:font-size-asian="13pt" style:font-style-asian="normal" style:font-weight-asian="normal" style:font-name-complex="Droid Sa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e9178" style:text-outline="false" style:text-line-through-style="none" style:text-line-through-type="none" style:font-name="Fira Code" fo:font-size="13pt" fo:font-style="normal" fo:text-shadow="none" style:text-underline-style="none" fo:font-weight="250" style:letter-kerning="true" style:font-name-asian="Noto Sans CJK SC" style:font-size-asian="13pt" style:font-style-asian="normal" style:font-weight-asian="normal" style:font-name-complex="Droid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e9178" style:text-outline="false" style:text-line-through-style="none" style:text-line-through-type="none" style:font-name="Fira Code" fo:font-size="13pt" fo:font-style="normal" fo:text-shadow="none" style:text-underline-style="none" fo:font-weight="250" style:letter-kerning="true" style:font-name-asian="Noto Sans CJK SC" style:font-size-asian="13pt" style:font-style-asian="normal" style:font-weight-asian="normal" style:font-name-complex="Droid Sa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ira Sans Light3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4.359cm" svg:x="1.399cm" svg:y="0.627cm">
          <draw:text-box>
            <text:p><text:span text:style-name="T1">The Format Galaxy (DRAFT)</text:span></text:p>
            <text:p><text:span text:style-name="T2">Felix Kohlgrüber | 2021-XX-X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>Text Editors</text:p>
          </draw:text-box>
        </draw:frame>
        <draw:frame presentation:style-name="pr4" draw:text-style-name="P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3">Have been around for ~50 years</text:span></text:p>
              </text:list-item>
              <text:list-item>
                <text:p><text:span text:style-name="T3">Open file → Text appears on screen → Edit → Save</text:span></text:p>
              </text:list-item>
              <text:list-item>
                <text:p><text:span text:style-name="T3">Editing is natural and efficient</text:span></text:p>
              </text:list-item>
              <text:list-item>
                <text:p><text:span text:style-name="T3">Require </text:span><text:span text:style-name="T4">text files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>Text files</text:p>
          </draw:text-box>
        </draw:frame>
        <draw:frame presentation:style-name="pr4" draw:text-style-name="P5" draw:layer="layout" svg:width="25.191cm" svg:height="4.19cm" svg:x="1.399cm" svg:y="3.684cm" presentation:class="outline" presentation:user-transformed="true">
          <draw:text-box>
            <text:list text:style-name="L2">
              <text:list-item>
                <text:p><text:span text:style-name="T5">Subset of binary files</text:span></text:p>
              </text:list-item>
              <text:list-item>
                <text:p><text:span text:style-name="T5">Sequence of characters</text:span></text:p>
              </text:list-item>
            </text:list>
          </draw:text-box>
        </draw:frame>
        <draw:g>
          <draw:frame draw:style-name="gr2" draw:text-style-name="P6" draw:layer="layout" svg:width="2.97cm" svg:height="1.013cm" svg:x="14.578cm" svg:y="4.215cm">
            <draw:text-box>
              <text:p><text:span text:style-name="T6">Text files</text:span></text:p>
            </draw:text-box>
          </draw:frame>
          <draw:frame draw:style-name="gr3" draw:text-style-name="P6" draw:layer="layout" svg:width="3.647cm" svg:height="1.013cm" svg:x="14.732cm" svg:y="3.048cm">
            <draw:text-box>
              <text:p><text:span text:style-name="T6">Binary files</text:span></text:p>
            </draw:text-box>
          </draw:frame>
          <draw:custom-shape draw:style-name="gr4" draw:text-style-name="P7" draw:layer="layout" svg:width="3.302cm" svg:height="1.267cm" svg:x="14.224cm" svg:y="4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5.171cm" svg:height="3.048cm" svg:x="13.462cm" svg:y="2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4" draw:text-style-name="P5" draw:layer="layout" svg:width="13.005cm" svg:height="6.555cm" svg:x="13.386cm" svg:y="9.193cm" presentation:class="outline" presentation:user-transformed="true">
          <draw:text-box>
            <text:list text:style-name="L2">
              <text:list-item>
                <text:p><text:span text:style-name="T7">Cons</text:span></text:p>
                <text:list>
                  <text:list-item>
                    <text:p><text:span text:style-name="T8">Efficiency</text:span></text:p>
                  </text:list-item>
                  <text:list-item>
                    <text:p><text:span text:style-name="T8">Low-level format</text:span></text:p>
                  </text:list-item>
                  <text:list-item>
                    <text:p><text:span text:style-name="T8">Mix of content and presentation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10.668cm" svg:height="6.301cm" svg:x="1.524cm" svg:y="9.193cm" presentation:class="outline" presentation:user-transformed="true">
          <draw:text-box>
            <text:list text:style-name="L2">
              <text:list-item>
                <text:p><text:span text:style-name="T7">Pros</text:span></text:p>
                <text:list>
                  <text:list-item>
                    <text:p><text:span text:style-name="T9">Compatiblity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3.389cm" svg:height="2.326cm" svg:x="21.336cm" svg:y="3.008cm">
          <draw:text-box>
            <text:p><text:span text:style-name="T10">ASCII:</text:span></text:p>
            <text:p text:style-name="P8"><text:span text:style-name="T10">A &lt;--&gt; 0x41</text:span></text:p>
            <text:p text:style-name="P8"><text:span text:style-name="T10">B &lt;--&gt; 0x42</text:span></text:p>
            <text:p text:style-name="P8"><text:span text:style-name="T11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>The Idea</text:p>
          </draw:text-box>
        </draw:frame>
        <draw:g>
          <draw:custom-shape draw:style-name="gr7" draw:text-style-name="P7" draw:layer="layout" svg:width="3.048cm" svg:height="0.762cm" svg:x="7.736cm" svg:y="7.136cm">
            <text:p/>
            <draw:enhanced-geometry svg:viewBox="0 0 21600 21600" draw:mirror-vertical="true" draw:glue-points="?f6 10800 10800 21600 ?f5 10800 10800 0" draw:text-areas="?f3 ?f3 ?f4 ?f4" draw:type="trapezoid" draw:modifiers="1735.6510331256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8" draw:text-style-name="P10" draw:layer="layout" svg:x1="8.061cm" svg:y1="7.275cm" svg:x2="9.871cm" svg:y2="7.275cm">
            <text:p/>
          </draw:line>
          <draw:line draw:style-name="gr8" draw:text-style-name="P10" draw:layer="layout" svg:x1="8.012cm" svg:y1="7.447cm" svg:x2="9.911cm" svg:y2="7.447cm">
            <text:p/>
          </draw:line>
          <draw:line draw:style-name="gr8" draw:text-style-name="P10" draw:layer="layout" svg:x1="7.946cm" svg:y1="7.593cm" svg:x2="9.947cm" svg:y2="7.593cm">
            <text:p/>
          </draw:line>
          <draw:line draw:style-name="gr8" draw:text-style-name="P10" draw:layer="layout" svg:x1="7.889cm" svg:y1="7.738cm" svg:x2="9.978cm" svg:y2="7.738cm">
            <text:p/>
          </draw:line>
          <draw:line draw:style-name="gr8" draw:text-style-name="P10" draw:layer="layout" svg:x1="10.115cm" svg:y1="7.447cm" svg:x2="10.512cm" svg:y2="7.447cm">
            <text:p/>
          </draw:line>
          <draw:line draw:style-name="gr8" draw:text-style-name="P10" draw:layer="layout" svg:x1="10.156cm" svg:y1="7.593cm" svg:x2="10.548cm" svg:y2="7.593cm">
            <text:p/>
          </draw:line>
          <draw:line draw:style-name="gr8" draw:text-style-name="P10" draw:layer="layout" svg:x1="10.193cm" svg:y1="7.738cm" svg:x2="10.579cm" svg:y2="7.738cm">
            <text:p/>
          </draw:line>
          <draw:g>
            <draw:frame draw:style-name="gr9" draw:text-style-name="P11" draw:layer="layout" svg:width="2.077cm" svg:height="1.293cm" svg:x="8.099cm" svg:y="5.104cm">
              <draw:text-box>
                <text:p><text:span text:style-name="T10">ABCxyz</text:span></text:p>
                <text:p><text:span text:style-name="T10">foo.█</text:span></text:p>
              </draw:text-box>
            </draw:frame>
            <draw:custom-shape draw:style-name="gr10" draw:text-style-name="P7" draw:layer="layout" svg:width="2.794cm" svg:height="1.778cm" svg:x="7.89cm" svg:y="4.8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8" draw:text-style-name="P10" draw:layer="layout" svg:x1="23.258cm" svg:y1="5.135cm" svg:x2="23.258cm" svg:y2="7.013cm">
            <text:p/>
          </draw:line>
          <draw:line draw:style-name="gr8" draw:text-style-name="P10" draw:layer="layout" svg:x1="24.782cm" svg:y1="7.013cm" svg:x2="23.258cm" svg:y2="7.013cm">
            <text:p/>
          </draw:line>
          <draw:line draw:style-name="gr8" draw:text-style-name="P10" draw:layer="layout" svg:x1="23.258cm" svg:y1="5.135cm" svg:x2="24.274cm" svg:y2="5.135cm">
            <text:p/>
          </draw:line>
          <draw:line draw:style-name="gr8" draw:text-style-name="P10" draw:layer="layout" svg:x1="24.274cm" svg:y1="5.135cm" svg:x2="24.782cm" svg:y2="5.643cm">
            <text:p/>
          </draw:line>
          <draw:line draw:style-name="gr8" draw:text-style-name="P10" draw:layer="layout" svg:x1="24.782cm" svg:y1="5.643cm" svg:x2="24.782cm" svg:y2="7.013cm">
            <text:p/>
          </draw:line>
          <draw:line draw:style-name="gr8" draw:text-style-name="P10" draw:layer="layout" svg:x1="23.612cm" svg:y1="5.897cm" svg:x2="24.374cm" svg:y2="5.897cm">
            <text:p/>
          </draw:line>
          <draw:line draw:style-name="gr8" draw:text-style-name="P10" draw:layer="layout" svg:x1="23.612cm" svg:y1="6.097cm" svg:x2="24.02cm" svg:y2="6.097cm">
            <text:p/>
          </draw:line>
          <draw:line draw:style-name="gr8" draw:text-style-name="P10" draw:layer="layout" svg:x1="23.612cm" svg:y1="6.297cm" svg:x2="24.374cm" svg:y2="6.297cm">
            <text:p/>
          </draw:line>
          <draw:line draw:style-name="gr8" draw:text-style-name="P10" draw:layer="layout" svg:x1="23.612cm" svg:y1="6.497cm" svg:x2="24.274cm" svg:y2="6.497cm">
            <text:p/>
          </draw:line>
        </draw:g>
        <draw:g>
          <draw:line draw:style-name="gr11" draw:text-style-name="P10" draw:layer="layout" svg:x1="13.184cm" svg:y1="5.674cm" svg:x2="21.082cm" svg:y2="5.674cm">
            <text:p/>
          </draw:line>
          <draw:line draw:style-name="gr12" draw:text-style-name="P10" draw:layer="layout" svg:x1="13.259cm" svg:y1="7.074cm" svg:x2="21.157cm" svg:y2="7.074cm">
            <text:p/>
          </draw:line>
        </draw:g>
        <draw:frame draw:style-name="gr13" draw:text-style-name="P6" draw:layer="layout" svg:width="2.674cm" svg:height="1.013cm" svg:x="22.616cm" svg:y="7.174cm">
          <draw:text-box>
            <text:p>Text file</text:p>
          </draw:text-box>
        </draw:frame>
        <draw:frame draw:style-name="gr14" draw:text-style-name="P6" draw:layer="layout" svg:width="5.739cm" svg:height="1.013cm" svg:x="1.119cm" svg:y="3.599cm">
          <draw:text-box>
            <text:p>Regular text editor</text:p>
          </draw:text-box>
        </draw:frame>
        <draw:frame draw:style-name="gr15" draw:text-style-name="P6" draw:layer="layout" svg:width="6.886cm" svg:height="1.013cm" svg:x="13.688cm" svg:y="5.95cm">
          <draw:text-box>
            <text:p><text:span text:style-name="T6">Text encoding (e.g. UTF-8)</text:span></text:p>
          </draw:text-box>
        </draw:frame>
        <draw:g>
          <draw:custom-shape draw:style-name="gr7" draw:text-style-name="P7" draw:layer="layout" svg:width="3.048cm" svg:height="0.762cm" svg:x="7.846cm" svg:y="12.665cm">
            <text:p/>
            <draw:enhanced-geometry svg:viewBox="0 0 21600 21600" draw:mirror-vertical="true" draw:glue-points="?f6 10800 10800 21600 ?f5 10800 10800 0" draw:text-areas="?f3 ?f3 ?f4 ?f4" draw:type="trapezoid" draw:modifiers="1735.6510331256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8" draw:text-style-name="P10" draw:layer="layout" svg:x1="8.171cm" svg:y1="12.804cm" svg:x2="9.981cm" svg:y2="12.804cm">
            <text:p/>
          </draw:line>
          <draw:line draw:style-name="gr8" draw:text-style-name="P10" draw:layer="layout" svg:x1="8.122cm" svg:y1="12.976cm" svg:x2="10.021cm" svg:y2="12.976cm">
            <text:p/>
          </draw:line>
          <draw:line draw:style-name="gr8" draw:text-style-name="P10" draw:layer="layout" svg:x1="8.056cm" svg:y1="13.122cm" svg:x2="10.057cm" svg:y2="13.122cm">
            <text:p/>
          </draw:line>
          <draw:line draw:style-name="gr8" draw:text-style-name="P10" draw:layer="layout" svg:x1="7.999cm" svg:y1="13.267cm" svg:x2="10.088cm" svg:y2="13.267cm">
            <text:p/>
          </draw:line>
          <draw:line draw:style-name="gr8" draw:text-style-name="P10" draw:layer="layout" svg:x1="10.225cm" svg:y1="12.976cm" svg:x2="10.622cm" svg:y2="12.976cm">
            <text:p/>
          </draw:line>
          <draw:line draw:style-name="gr8" draw:text-style-name="P10" draw:layer="layout" svg:x1="10.266cm" svg:y1="13.122cm" svg:x2="10.658cm" svg:y2="13.122cm">
            <text:p/>
          </draw:line>
          <draw:line draw:style-name="gr8" draw:text-style-name="P10" draw:layer="layout" svg:x1="10.303cm" svg:y1="13.267cm" svg:x2="10.689cm" svg:y2="13.267cm">
            <text:p/>
          </draw:line>
          <draw:g>
            <draw:frame draw:style-name="gr9" draw:text-style-name="P11" draw:layer="layout" svg:width="2.077cm" svg:height="1.293cm" svg:x="8.209cm" svg:y="10.633cm">
              <draw:text-box>
                <text:p><text:span text:style-name="T10">ABCxyz</text:span></text:p>
                <text:p><text:span text:style-name="T10">foo.█</text:span></text:p>
              </draw:text-box>
            </draw:frame>
            <draw:custom-shape draw:style-name="gr10" draw:text-style-name="P7" draw:layer="layout" svg:width="2.794cm" svg:height="1.778cm" svg:x="8cm" svg:y="10.37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8" draw:text-style-name="P10" draw:layer="layout" svg:x1="23.368cm" svg:y1="10.664cm" svg:x2="23.368cm" svg:y2="12.542cm">
            <text:p/>
          </draw:line>
          <draw:line draw:style-name="gr8" draw:text-style-name="P10" draw:layer="layout" svg:x1="24.892cm" svg:y1="12.542cm" svg:x2="23.368cm" svg:y2="12.542cm">
            <text:p/>
          </draw:line>
          <draw:line draw:style-name="gr8" draw:text-style-name="P10" draw:layer="layout" svg:x1="23.368cm" svg:y1="10.664cm" svg:x2="24.384cm" svg:y2="10.664cm">
            <text:p/>
          </draw:line>
          <draw:line draw:style-name="gr8" draw:text-style-name="P10" draw:layer="layout" svg:x1="24.384cm" svg:y1="10.664cm" svg:x2="24.892cm" svg:y2="11.172cm">
            <text:p/>
          </draw:line>
          <draw:line draw:style-name="gr8" draw:text-style-name="P10" draw:layer="layout" svg:x1="24.892cm" svg:y1="11.172cm" svg:x2="24.892cm" svg:y2="12.542cm">
            <text:p/>
          </draw:line>
          <draw:line draw:style-name="gr8" draw:text-style-name="P10" draw:layer="layout" svg:x1="23.722cm" svg:y1="11.426cm" svg:x2="24.484cm" svg:y2="11.426cm">
            <text:p/>
          </draw:line>
          <draw:line draw:style-name="gr8" draw:text-style-name="P10" draw:layer="layout" svg:x1="23.722cm" svg:y1="11.626cm" svg:x2="24.13cm" svg:y2="11.626cm">
            <text:p/>
          </draw:line>
          <draw:line draw:style-name="gr8" draw:text-style-name="P10" draw:layer="layout" svg:x1="23.722cm" svg:y1="11.826cm" svg:x2="24.484cm" svg:y2="11.826cm">
            <text:p/>
          </draw:line>
          <draw:line draw:style-name="gr8" draw:text-style-name="P10" draw:layer="layout" svg:x1="23.722cm" svg:y1="12.026cm" svg:x2="24.384cm" svg:y2="12.026cm">
            <text:p/>
          </draw:line>
        </draw:g>
        <draw:g>
          <draw:line draw:style-name="gr11" draw:text-style-name="P10" draw:layer="layout" svg:x1="13.294cm" svg:y1="11.203cm" svg:x2="21.192cm" svg:y2="11.203cm">
            <text:p/>
          </draw:line>
          <draw:line draw:style-name="gr12" draw:text-style-name="P10" draw:layer="layout" svg:x1="13.369cm" svg:y1="12.603cm" svg:x2="21.267cm" svg:y2="12.603cm">
            <text:p/>
          </draw:line>
        </draw:g>
        <draw:frame draw:style-name="gr16" draw:text-style-name="P6" draw:layer="layout" svg:width="2.572cm" svg:height="1.013cm" svg:x="22.726cm" svg:y="12.703cm">
          <draw:text-box>
            <text:p>Any file</text:p>
          </draw:text-box>
        </draw:frame>
        <draw:frame draw:style-name="gr17" draw:text-style-name="P6" draw:layer="layout" svg:width="6.924cm" svg:height="1.013cm" svg:x="1.229cm" svg:y="9.128cm">
          <draw:text-box>
            <text:p>Generalized text editor</text:p>
          </draw:text-box>
        </draw:frame>
        <draw:frame draw:style-name="gr18" draw:text-style-name="P6" draw:layer="layout" svg:width="4.651cm" svg:height="1.013cm" svg:x="14.986cm" svg:y="11.43cm">
          <draw:text-box>
            <text:p><text:span text:style-name="T6">Converter plugin</text:span></text:p>
          </draw:text-box>
        </draw:frame>
        <draw:frame draw:style-name="gr19" draw:text-style-name="P12" draw:layer="layout" svg:width="9.688cm" svg:height="1.013cm" svg:x="12.551cm" svg:y="9.96cm">
          <draw:text-box>
            <text:p><text:span text:style-name="T12">fn </text:span><text:span text:style-name="T13">present</text:span><text:span text:style-name="T10">(bytes) -&gt; Result&lt;String&gt;</text:span></text:p>
          </draw:text-box>
        </draw:frame>
        <draw:frame draw:style-name="gr20" draw:text-style-name="P13" draw:layer="layout" svg:width="8.9cm" svg:height="1.013cm" svg:x="12.854cm" svg:y="12.911cm">
          <draw:text-box>
            <text:p><text:span text:style-name="T10">fn </text:span><text:span text:style-name="T14">store</text:span><text:span text:style-name="T10">(string) → Result&lt;Byte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>Converter Plugins</text:p>
          </draw:text-box>
        </draw:frame>
        <draw:frame presentation:style-name="pr4" draw:text-style-name="P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3">WebAssembly modules (*.wasm file)</text:span></text:p>
              </text:list-item>
              <text:list-item>
                <text:p><text:span text:style-name="T3">Two functions:</text:span></text:p>
                <text:list>
                  <text:list-item>
                    <text:p><text:span text:style-name="T15">fn </text:span><text:span text:style-name="T16">present</text:span><text:span text:style-name="T15">(bytes: &amp;[u8]) -&gt; Result&lt;String, String&gt;</text:span></text:p>
                  </text:list-item>
                  <text:list-item>
                    <text:p><text:span text:style-name="T15">fn </text:span><text:span text:style-name="T17">store</text:span><text:span text:style-name="T15">(s: &amp;[str]) -&gt; Result&lt;Vec&lt;u8&gt;, String&gt;</text:span></text:p>
                  </text:list-item>
                </text:list>
              </text:list-item>
              <text:list-item>
                <text:p><text:span text:style-name="T3">Workflow</text:span></text:p>
                <text:list>
                  <text:list-item>
                    <text:p><text:span text:style-name="T3">User opens some file</text:span></text:p>
                  </text:list-item>
                  <text:list-item>
                    <text:p><text:span text:style-name="T3">Editor checks file type and lets user choose a compatible converter plugin</text:span></text:p>
                  </text:list-item>
                  <text:list-item>
                    <text:p><text:span text:style-name="T3">Plugin’s </text:span><text:span text:style-name="T18">present</text:span><text:span text:style-name="T3"> is used to convert the file content into a text</text:span></text:p>
                  </text:list-item>
                  <text:list-item>
                    <text:p><text:span text:style-name="T3">Regular text editing by user</text:span></text:p>
                  </text:list-item>
                  <text:list-item>
                    <text:p><text:span text:style-name="T3">When saving, plugin’s </text:span><text:span text:style-name="T19">store</text:span><text:span text:style-name="T3"> is used to convert edited text into storage repres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>Format Galaxy Index</text:p>
          </draw:text-box>
        </draw:frame>
        <draw:frame presentation:style-name="pr4" draw:text-style-name="P4" draw:layer="layout" svg:width="25.191cm" svg:height="2.412cm" svg:x="1.399cm" svg:y="3.684cm" presentation:class="outline" presentation:user-transformed="true">
          <draw:text-box>
            <text:list text:style-name="L2">
              <text:list-item>
                <text:p><text:span text:style-name="T3">Public registry of converter plugins</text:span></text:p>
              </text:list-item>
            </text:list>
          </draw:text-box>
        </draw:frame>
        <draw:custom-shape draw:style-name="gr21" draw:text-style-name="P14" draw:layer="layout" svg:width="8.128cm" svg:height="4.572cm" svg:x="3.994cm" svg:y="6.204cm">
          <text:p text:style-name="P14"><text:span text:style-name="T20">File Format</text:span></text:p>
          <text:p text:style-name="P15"><text:span text:style-name="T6">id: </text:span><text:span text:style-name="T21">u64</text:span></text:p>
          <text:p text:style-name="P15"><text:span text:style-name="T6">name: </text:span><text:span text:style-name="T21">String</text:span></text:p>
          <text:p text:style-name="P15"><text:span text:style-name="T6">description: </text:span><text:span text:style-name="T21">String</text:span></text:p>
          <text:p text:style-name="P15"><text:span text:style-name="T6">extensions: </text:span><text:span text:style-name="T21">Vec&lt;String&gt;</text:span></text:p>
          <text:p text:style-name="P15"><text:span text:style-name="T6">converters: </text:span><text:span text:style-name="T21">Set&lt;Converter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7.366cm" svg:height="3.81cm" svg:x="15.932cm" svg:y="6.458cm">
          <text:p text:style-name="P14"><text:span text:style-name="T22">Converter</text:span></text:p>
          <text:p text:style-name="P15"><text:span text:style-name="T6">id: </text:span><text:span text:style-name="T21">u64</text:span></text:p>
          <text:p text:style-name="P15"><text:span text:style-name="T6">name: </text:span><text:span text:style-name="T21">String</text:span></text:p>
          <text:p text:style-name="P15"><text:span text:style-name="T6">description: </text:span><text:span text:style-name="T21">String</text:span></text:p>
          <text:p text:style-name="P15"><text:span text:style-name="T6">versions: </text:span><text:span text:style-name="T21">Vec&lt;Version&gt;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6.604cm" svg:height="2.54cm" svg:x="16.44cm" svg:y="11.792cm">
          <text:p text:style-name="P14"><text:span text:style-name="T22">Version</text:span></text:p>
          <text:p text:style-name="P15"><text:span text:style-name="T6">name: </text:span><text:span text:style-name="T21">String</text:span></text:p>
          <text:p text:style-name="P15"><text:span text:style-name="T6">plugin_hash: </text:span><text:span text:style-name="T21">String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2.122cm" svg:y1="8.49cm" svg:x2="15.932cm" svg:y2="8.49cm">
          <text:p/>
        </draw:line>
        <draw:line draw:style-name="gr8" draw:text-style-name="P10" draw:layer="layout" svg:x1="19.688cm" svg:y1="11.792cm" svg:x2="19.688cm" svg:y2="10.268cm">
          <text:p/>
        </draw:line>
        <draw:line draw:style-name="gr24" draw:text-style-name="P10" draw:layer="layout" svg:x1="14.224cm" svg:y1="13.716cm" svg:x2="16.44cm" svg:y2="13.708cm">
          <text:p/>
        </draw:line>
        <draw:frame draw:style-name="gr25" draw:text-style-name="P16" draw:layer="layout" svg:width="3.808cm" svg:height="0.925cm" svg:x="10.262cm" svg:y="13.208cm">
          <draw:text-box>
            <text:p><text:span text:style-name="T23">&lt;hash&gt;.was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>Format Galaxy Container Format</text:p>
          </draw:text-box>
        </draw:frame>
        <draw:frame presentation:style-name="pr4" draw:text-style-name="P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24">Simple wrapper format storing the format id of the file’s content</text:span></text:p>
              </text:list-item>
              <text:list-item>
                <text:p><text:span text:style-name="T24">File extension: </text:span><text:span text:style-name="T25">.fg</text:span></text:p>
              </text:list-item>
              <text:list-item>
                <text:p><text:span text:style-name="T24">Format: </text:span><text:span text:style-name="T26">&lt;prelude&gt;</text:span><text:span text:style-name="T27">&lt;format_id&gt;</text:span><text:span text:style-name="T28">&lt;payload&gt;</text:span></text:p>
                <text:list>
                  <text:list-item>
                    <text:p><text:span text:style-name="T26">prelude</text:span><text:span text:style-name="T29">: </text:span><text:span text:style-name="T30">“FMTGALv1” encoded in ascii</text:span></text:p>
                  </text:list-item>
                  <text:list-item>
                    <text:p text:style-name="P17"><text:span text:style-name="T27">format_id</text:span><text:span text:style-name="T29">: </text:span><text:span text:style-name="T31">64-bit little-endian unsigned integer identifying the format</text:span></text:p>
                  </text:list-item>
                  <text:list-item>
                    <text:p><text:span text:style-name="T28">payload</text:span><text:span text:style-name="T29">: </text:span><text:span text:style-name="T30">actual data to be stored</text:span></text:p>
                  </text:list-item>
                </text:list>
              </text:list-item>
              <text:list-item>
                <text:p><text:span text:style-name="T32">Example</text:span><text:span text:style-name="T24">:</text:span></text:p>
                <text:list>
                  <text:list-header>
                    <text:p><text:span text:style-name="T15"/></text:p>
                  </text:list-header>
                </text:list>
                <text:p><text:span text:style-name="T3"/></text:p>
              </text:list-item>
            </text:list>
          </draw:text-box>
        </draw:frame>
        <draw:frame draw:style-name="gr26" draw:text-style-name="P16" draw:layer="layout" svg:width="23.675cm" svg:height="2.691cm" svg:x="2.541cm" svg:y="11.275cm">
          <draw:text-box>
            <text:p><text:span text:style-name="T33">|-------FMTGALv1-------|------Format id 5------|--Payload (text) ABCD12345!-|</text:span><text:span text:style-name="T33"><text:line-break/></text:span><text:span text:style-name="T34">46 4D 54 47 41 4C 76 31</text:span><text:span text:style-name="T33"> </text:span><text:span text:style-name="T35">05 00 00 00 00 00 00 00</text:span><text:span text:style-name="T33"> </text:span><text:span text:style-name="T36">41 42 43 44 31 32 33 34 35 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 presentation:user-transformed="true">
          <draw:text-box>
            <text:p>Json-Like Format</text:p>
          </draw:text-box>
        </draw:frame>
        <draw:frame presentation:style-name="pr4" draw:text-style-name="P4" draw:layer="layout" svg:width="25.191cm" svg:height="4.913cm" svg:x="1.399cm" svg:y="3.684cm" presentation:class="outline" presentation:user-transformed="true">
          <draw:text-box>
            <text:list text:style-name="L2">
              <text:list-item>
                <text:p><text:span text:style-name="T37">Binary format having a data model similar to JSON</text:span></text:p>
              </text:list-item>
              <text:list-item>
                <text:p><text:span text:style-name="T37">Type-Length-Value (TLV) encoding</text:span></text:p>
                <text:list>
                  <text:list-item>
                    <text:p text:style-name="P18"><text:span text:style-name="T38">type</text:span><text:span text:style-name="T25">: </text:span><text:span text:style-name="T24">single byte encoding the type of value (bool, number, ...)</text:span></text:p>
                  </text:list-item>
                  <text:list-item>
                    <text:p text:style-name="P19"><text:span text:style-name="T39">length</text:span><text:span text:style-name="T40">: </text:span><text:span text:style-name="T32">64-bit LE unsigned integer encoding the length / number of elements (for some variants)</text:span></text:p>
                  </text:list-item>
                  <text:list-item>
                    <text:p text:style-name="P18"><text:span text:style-name="T41">value</text:span><text:span text:style-name="T25">: </text:span><text:span text:style-name="T24">actual data to be stored for each variant</text:span></text:p>
                  </text:list-item>
                </text:list>
              </text:list-item>
            </text:list>
          </draw:text-box>
        </draw:frame>
        <draw:frame draw:style-name="gr27" draw:text-style-name="P22" draw:layer="layout" svg:width="26.162cm" svg:height="5.119cm" svg:x="1.416cm" svg:y="9.659cm">
          <draw:text-box>
            <text:p text:style-name="P20"><text:span text:style-name="T42">pub</text:span><text:span text:style-name="T43"> </text:span><text:span text:style-name="T42">enum</text:span><text:span text:style-name="T43"> </text:span><text:span text:style-name="T44">Value</text:span><text:span text:style-name="T43"> { <text:s text:c="21"/></text:span><text:span text:style-name="T45">type </text:span><text:span text:style-name="T46">length</text:span><text:span text:style-name="T45"> </text:span><text:span text:style-name="T47">value</text:span></text:p>
            <text:p text:style-name="P20"><text:span text:style-name="T48"><text:s text:c="4"/></text:span><text:span text:style-name="T48">Null</text:span><text:span text:style-name="T43">, <text:s text:c="28"/></text:span><text:span text:style-name="T45">0 <text:s text:c="2"/></text:span></text:p>
            <text:p text:style-name="P20"><text:span text:style-name="T48"><text:s text:c="4"/></text:span><text:span text:style-name="T48">Bool</text:span><text:span text:style-name="T43">(</text:span><text:span text:style-name="T44">bool</text:span><text:span text:style-name="T43">), <text:s text:c="22"/></text:span><text:span text:style-name="T45">1 <text:s text:c="11"/></text:span><text:span text:style-name="T49">1 byte boolean (0=false, 1=true)</text:span></text:p>
            <text:p text:style-name="P20"><text:span text:style-name="T48"><text:s text:c="4"/></text:span><text:span text:style-name="T48">Number</text:span><text:span text:style-name="T43">(</text:span><text:span text:style-name="T44">u64</text:span><text:span text:style-name="T43">), <text:s text:c="21"/></text:span><text:span text:style-name="T45">2 <text:s text:c="11"/></text:span><text:span text:style-name="T49">8 byte LE unsigned integer</text:span></text:p>
            <text:p text:style-name="P20"><text:span text:style-name="T48"><text:s text:c="4"/></text:span><text:span text:style-name="T48">String</text:span><text:span text:style-name="T43">(</text:span><text:span text:style-name="T44">String</text:span><text:span text:style-name="T43">), <text:s text:c="18"/></text:span><text:span text:style-name="T45">3 <text:s text:c="3"/></text:span><text:span text:style-name="T50">&lt;len&gt; <text:s text:c="2"/></text:span><text:span text:style-name="T49">&lt;len&gt; bytes utf-8 encoded string</text:span></text:p>
            <text:p text:style-name="P21"><text:span text:style-name="T51"><text:s text:c="4"/></text:span><text:span text:style-name="T51">Array</text:span><text:span text:style-name="T52">(</text:span><text:span text:style-name="T53">Vec</text:span><text:span text:style-name="T52">&lt;</text:span><text:span text:style-name="T53">Value</text:span><text:span text:style-name="T52">&gt;), <text:s text:c="15"/></text:span><text:span text:style-name="T54">4 <text:s text:c="3"/></text:span><text:span text:style-name="T50">&lt;len&gt; <text:s text:c="2"/></text:span><text:span text:style-name="T49">&lt;len&gt; Values</text:span></text:p>
            <text:p text:style-name="P21"><text:span text:style-name="T51"><text:s text:c="4"/></text:span><text:span text:style-name="T51">Object</text:span><text:span text:style-name="T52">(</text:span><text:span text:style-name="T53">IndexMap</text:span><text:span text:style-name="T52">&lt;</text:span><text:span text:style-name="T53">String</text:span><text:span text:style-name="T52">, </text:span><text:span text:style-name="T53">Value</text:span><text:span text:style-name="T52">&gt;), <text:s/></text:span><text:span text:style-name="T54">5 <text:s text:c="3"/></text:span><text:span text:style-name="T50">&lt;len&gt; <text:s text:c="2"/></text:span><text:span text:style-name="T49">&lt;len&gt; pairs of a string (length+value) </text:span></text:p>
            <text:p text:style-name="P20"><text:span text:style-name="T52">} <text:s text:c="49"/></text:span><text:span text:style-name="T49">and a Val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 presentation:user-transformed="true">
          <draw:text-box>
            <text:p>Json-Like Format - Examples</text:p>
          </draw:text-box>
        </draw:frame>
        <draw:frame draw:style-name="gr27" draw:text-style-name="P22" draw:layer="layout" svg:width="26.162cm" svg:height="5.119cm" svg:x="1.016cm" svg:y="3.163cm">
          <draw:text-box>
            <text:p text:style-name="P20"><text:span text:style-name="T42">pub</text:span><text:span text:style-name="T43"> </text:span><text:span text:style-name="T42">enum</text:span><text:span text:style-name="T43"> </text:span><text:span text:style-name="T44">Value</text:span><text:span text:style-name="T43"> { <text:s text:c="21"/></text:span><text:span text:style-name="T45">type </text:span><text:span text:style-name="T46">length</text:span><text:span text:style-name="T45"> </text:span><text:span text:style-name="T47">value</text:span></text:p>
            <text:p text:style-name="P20"><text:span text:style-name="T48"><text:s text:c="4"/></text:span><text:span text:style-name="T48">Null</text:span><text:span text:style-name="T43">, <text:s text:c="28"/></text:span><text:span text:style-name="T45">0 <text:s text:c="2"/></text:span></text:p>
            <text:p text:style-name="P20"><text:span text:style-name="T48"><text:s text:c="4"/></text:span><text:span text:style-name="T48">Bool</text:span><text:span text:style-name="T43">(</text:span><text:span text:style-name="T44">bool</text:span><text:span text:style-name="T43">), <text:s text:c="22"/></text:span><text:span text:style-name="T45">1 <text:s text:c="11"/></text:span><text:span text:style-name="T49">1 byte boolean (0=false, 1=true)</text:span></text:p>
            <text:p text:style-name="P20"><text:span text:style-name="T48"><text:s text:c="4"/></text:span><text:span text:style-name="T48">Number</text:span><text:span text:style-name="T43">(</text:span><text:span text:style-name="T44">u64</text:span><text:span text:style-name="T43">), <text:s text:c="21"/></text:span><text:span text:style-name="T45">2 <text:s text:c="11"/></text:span><text:span text:style-name="T49">8 byte LE unsigned integer</text:span></text:p>
            <text:p text:style-name="P20"><text:span text:style-name="T48"><text:s text:c="4"/></text:span><text:span text:style-name="T48">String</text:span><text:span text:style-name="T43">(</text:span><text:span text:style-name="T44">String</text:span><text:span text:style-name="T43">), <text:s text:c="18"/></text:span><text:span text:style-name="T45">3 <text:s text:c="3"/></text:span><text:span text:style-name="T50">&lt;len&gt; <text:s text:c="2"/></text:span><text:span text:style-name="T49">&lt;len&gt; bytes utf-8 encoded string</text:span></text:p>
            <text:p text:style-name="P21"><text:span text:style-name="T51"><text:s text:c="4"/></text:span><text:span text:style-name="T51">Array</text:span><text:span text:style-name="T52">(</text:span><text:span text:style-name="T53">Vec</text:span><text:span text:style-name="T52">&lt;</text:span><text:span text:style-name="T53">Value</text:span><text:span text:style-name="T52">&gt;), <text:s text:c="15"/></text:span><text:span text:style-name="T54">4 <text:s text:c="3"/></text:span><text:span text:style-name="T50">&lt;len&gt; <text:s text:c="2"/></text:span><text:span text:style-name="T49">&lt;len&gt; Values</text:span></text:p>
            <text:p text:style-name="P21"><text:span text:style-name="T51"><text:s text:c="4"/></text:span><text:span text:style-name="T51">Object</text:span><text:span text:style-name="T52">(</text:span><text:span text:style-name="T53">IndexMap</text:span><text:span text:style-name="T52">&lt;</text:span><text:span text:style-name="T53">String</text:span><text:span text:style-name="T52">, </text:span><text:span text:style-name="T53">Value</text:span><text:span text:style-name="T52">&gt;), <text:s/></text:span><text:span text:style-name="T54">5 <text:s text:c="3"/></text:span><text:span text:style-name="T50">&lt;len&gt; <text:s text:c="2"/></text:span><text:span text:style-name="T49">&lt;len&gt; pairs of a string (length+value) </text:span></text:p>
            <text:p text:style-name="P20"><text:span text:style-name="T52">} <text:s text:c="49"/></text:span><text:span text:style-name="T49">and a Value</text:span></text:p>
          </draw:text-box>
        </draw:frame>
        <draw:frame draw:style-name="gr28" draw:text-style-name="P23" draw:layer="layout" svg:width="25.146cm" svg:height="5.318cm" svg:x="2.04cm" svg:y="9.452cm">
          <draw:text-box>
            <text:p text:style-name="P21"><text:span text:style-name="T55">-</text:span><text:span text:style-name="T54"> 00</text:span><text:span text:style-name="T56"> <text:s text:c="36"/></text:span><text:span text:style-name="T48">Null</text:span></text:p>
            <text:p text:style-name="P21"><text:span text:style-name="T55">-</text:span><text:span text:style-name="T54"> 01 </text:span><text:span text:style-name="T57">00</text:span><text:span text:style-name="T51"> <text:s text:c="33"/>Bool</text:span><text:span text:style-name="T52">(</text:span><text:span text:style-name="T42">false</text:span><text:span text:style-name="T43">)</text:span></text:p>
            <text:p text:style-name="P21"><text:span text:style-name="T55">-</text:span><text:span text:style-name="T54"> 01 </text:span><text:span text:style-name="T57">01</text:span><text:span text:style-name="T51"> <text:s text:c="33"/>Bool</text:span><text:span text:style-name="T52">(</text:span><text:span text:style-name="T42">true</text:span><text:span text:style-name="T43">)</text:span></text:p>
            <text:p text:style-name="P21"><text:span text:style-name="T55">-</text:span><text:span text:style-name="T54"> 02 </text:span><text:span text:style-name="T57">09 00 00 00 00 00 00 00</text:span><text:span text:style-name="T51"> <text:s text:c="12"/>Number</text:span><text:span text:style-name="T52">(</text:span><text:span text:style-name="T56">9</text:span><text:span text:style-name="T43">)</text:span></text:p>
            <text:p text:style-name="P21"><text:span text:style-name="T55">-</text:span><text:span text:style-name="T54"> 03 </text:span><text:span text:style-name="T58">03 00 00 00 00 00 00 00</text:span><text:span text:style-name="T57"> 61 62 63</text:span><text:span text:style-name="T51"> <text:s text:c="3"/>String</text:span><text:span text:style-name="T52">(</text:span><text:span text:style-name="T59">"abc"</text:span><text:span text:style-name="T43">)</text:span></text:p>
            <text:p text:style-name="P21"><text:span text:style-name="T55">-</text:span><text:span text:style-name="T54"> 04 </text:span><text:span text:style-name="T58">02 00 00 00 00 00 00 00</text:span><text:span text:style-name="T57"> </text:span><text:span text:style-name="T54">01 </text:span><text:span text:style-name="T57">01 </text:span><text:span text:style-name="T54">00</text:span><text:span text:style-name="T51"> <text:s text:c="3"/>Array</text:span><text:span text:style-name="T52">(</text:span><text:span text:style-name="T51">Bool</text:span><text:span text:style-name="T52">(</text:span><text:span text:style-name="T56">true</text:span><text:span text:style-name="T52">), </text:span><text:span text:style-name="T51">Null</text:span><text:span text:style-name="T43">)</text:span></text:p>
            <text:p text:style-name="P21"><text:span text:style-name="T55">- </text:span><text:span text:style-name="T54">05 </text:span><text:span text:style-name="T58">02 00 00 00 00 00 00 00 </text:span></text:p>
            <text:p text:style-name="P21"><text:span text:style-name="T58"><text:s text:c="2"/></text:span><text:span text:style-name="T58">01 00 00 00 00 00 00 00</text:span><text:span text:style-name="T57"> 61 </text:span><text:span text:style-name="T54">01 </text:span><text:span text:style-name="T57">01 </text:span></text:p>
            <text:p text:style-name="P21"><text:span text:style-name="T58"><text:s text:c="2"/></text:span><text:span text:style-name="T58">01 00 00 00 00 00 00 00</text:span><text:span text:style-name="T57"> 61 </text:span><text:span text:style-name="T54">00</text:span><text:span text:style-name="T51"> <text:s text:c="9"/>Object</text:span><text:span text:style-name="T52">(</text:span><text:span text:style-name="T60">"a"</text:span><text:span text:style-name="T52">: </text:span><text:span text:style-name="T51">Bool</text:span><text:span text:style-name="T52">(</text:span><text:span text:style-name="T56">true</text:span><text:span text:style-name="T52">), </text:span><text:span text:style-name="T60">"b"</text:span><text:span text:style-name="T52">: </text:span><text:span text:style-name="T51">Null</text:span><text:span text:style-name="T43">)</text:span></text:p>
          </draw:text-box>
        </draw:frame>
        <draw:frame presentation:style-name="pr4" draw:text-style-name="P4" draw:layer="layout" svg:width="24.937cm" svg:height="4.182cm" svg:x="1.016cm" svg:y="8.518cm" presentation:class="outline" presentation:user-transformed="true">
          <draw:text-box>
            <text:list text:style-name="L2">
              <text:list-item>
                <text:p><text:span text:style-name="T61">Examples</text:span><text:span text:style-name="T37">:</text:span></text:p>
                <text:list>
                  <text:list-header>
                    <text:p><text:span text:style-name="T15"/></text:p>
                  </text:list-header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1" svg:font-family="'Droid Sans Mono', monospace"/>
    <style:font-face style:name="Lohit Devanagari2" svg:font-family="'Lohit Devanagari'"/>
    <style:font-face style:name="Fira Mono2" svg:font-family="'Fira Mono'" style:font-pitch="fixed"/>
    <style:font-face style:name="Fira Mono1" svg:font-family="'Fira Mono'" style:font-adornments="Light" style:font-pitch="fixed"/>
    <style:font-face style:name="Liberation Mono2" svg:font-family="'Liberation Mono', 'Courier New'" style:font-family-generic="modern" style:font-pitch="fixed"/>
    <style:font-face style:name="Droid Sans Mono" svg:font-family="'Droid Sans Mono', monospace" style:font-pitch="variable"/>
    <style:font-face style:name="Fira Code" svg:font-family="'Fira Code'" style:font-pitch="variable"/>
    <style:font-face style:name="Fira Code1" svg:font-family="'Fira Code'" style:font-adornments="Light" style:font-pitch="variable"/>
    <style:font-face style:name="Fira Mono" svg:font-family="'Fira Mono'" style:font-adornments="Light" style:font-pitch="variable"/>
    <style:font-face style:name="Fira Sans Light5" svg:font-family="'Fira Sans Light'" style:font-pitch="variable"/>
    <style:font-face style:name="Fira Sans Light4" svg:font-family="'Fira Sans Light'" style:font-adornments="Light" style:font-pitch="variable"/>
    <style:font-face style:name="Gayathri" svg:font-family="Gayathri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Fira Sans Light" svg:font-family="'Fira Sans Light'" style:font-family-generic="roman" style:font-pitch="variable"/>
    <style:font-face style:name="Fira Sans Light1" svg:font-family="'Fira Sans Light'" style:font-adornments="Light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 Light3" svg:font-family="'Fira Sans Light'" style:font-family-generic="swiss" style:font-pitch="variable"/>
    <style:font-face style:name="Fira Sans Light2" svg:font-family="'Fira Sans Light'" style:font-adornments="Light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ffffff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ira Sans Light2" fo:font-family="'Fira Sans Light'" style:font-style-name="Light" style:font-family-generic="swiss" style:font-pitch="variable" fo:font-size="18pt" fo:font-style="normal" fo:text-shadow="none" style:text-underline-style="none" fo:font-weight="2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efault-background" style:family="presentation">
      <style:graphic-properties draw:stroke="none" draw:fill="solid" draw:fill-color="#1c282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 fo:min-height="9.135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ira Sans Light3" fo:font-family="'Fira Sans Light'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6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Fira Sans Light3" fo:font-family="'Fira Sans 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Fira Sans Light3" fo:font-family="'Fira Sans 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Fira Sans Light3" fo:font-family="'Fira Sans 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Fira Sans Light3" fo:font-family="'Fira Sans 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Fira Sans Light3" fo:font-family="'Fira Sans 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Fira Sans Light3" fo:font-family="'Fira Sans 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ira Sans Light2" fo:font-family="'Fira Sans Light'" style:font-style-name="Light" style:font-family-generic="swiss" style:font-pitch="variable" fo:font-size="36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1c282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font-size="40pt" style:font-size-asian="40pt" style:font-size-complex="40pt"/>
    </style:style>
    <style:style style:name="MP6" style:family="paragraph">
      <style:paragraph-properties style:writing-mode="lr-tb"/>
      <style:text-properties fo:font-size="28pt" style:font-size-asian="28pt" style:font-size-complex="2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36pt" style:font-size-complex="36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style:style style:name="MT6" style:family="text">
      <style:text-properties fo:font-size="16pt" style:font-size-asian="16pt" style:font-size-complex="16pt"/>
    </style:style>
    <style:style style:name="MT7" style:family="text">
      <style:text-properties style:font-name="Fira Sans Light3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2.629cm" svg:x="1.399cm" svg:y="0.627cm" presentation:class="title">
        <draw:text-box>
          <text:p><text:span text:style-name="MT2">Click to edit the title text format</text:span></text:p>
        </draw:text-box>
      </draw:frame>
      <draw:frame presentation:style-name="Mpr2" draw:text-style-name="MP6" draw:layer="backgroundobjects" svg:width="25.191cm" svg:height="9.133cm" svg:x="1.399cm" svg:y="3.684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7"><presentation:date-time/></text:span></text:p>
        </draw:text-box>
      </draw:frame>
      <draw:frame presentation:style-name="Mpr3" draw:text-style-name="MP8" draw:layer="backgroundobjects" svg:width="8.872cm" svg:height="1.085cm" svg:x="9.572cm" svg:y="14.346cm" presentation:class="footer">
        <draw:text-box>
          <text:p text:style-name="MP7"><text:span text:style-name="MT7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7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1:05:05.742080990</meta:creation-date>
    <dc:date>2021-10-11T21:01:16.485292336</dc:date>
    <meta:editing-duration>PT8H37M41S</meta:editing-duration>
    <meta:editing-cycles>11</meta:editing-cycles>
    <meta:generator>LibreOffice/6.4.7.2$Linux_X86_64 LibreOffice_project/40$Build-2</meta:generator>
    <meta:document-statistic meta:object-count="132"/>
  </office:meta>
</office:document-meta>
</file>